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26.2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87ceeb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0fff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7ceeb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2">
      <style:table-cell-properties fo:background-color="transparent" fo:border="0.06pt solid #000000"/>
    </style: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Forza Tune Calculat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 calcext:value-type="string">
            <text:p>Required Info</text:p>
          </table:table-cell>
          <table:table-cell table:style-name="ce8"/>
          <table:table-cell table:number-columns-repeated="7"/>
        </table:table-row>
        <table:table-row table:style-name="ro2">
          <table:table-cell table:style-name="ce6" office:value-type="string" calcext:value-type="string">
            <text:p>Weight</text:p>
          </table:table-cell>
          <table:table-cell table:style-name="ce9" office:value-type="float" office:value="2240" calcext:value-type="float">
            <text:p>2240</text:p>
          </table:table-cell>
          <table:table-cell/>
          <table:table-cell office:value-type="string" calcext:value-type="string">
            <text:p>Front Camber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ront Springs</text:p>
          </table:table-cell>
          <table:table-cell table:style-name="ce3" table:formula="of:=+([.$B$4] * ([.$B$5]/100)) / 64 * 31.193" office:value-type="float" office:value="556.79505" calcext:value-type="float">
            <text:p>556.8</text:p>
          </table:table-cell>
          <table:table-cell/>
        </table:table-row>
        <table:table-row table:style-name="ro2">
          <table:table-cell table:style-name="ce6" office:value-type="string" calcext:value-type="string">
            <text:p>% Front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Front ARB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6" table:formula="of:=+IF([.B5]&lt;=50; &quot;Front ARB&quot;; &quot;Rear ARB&quot;)" office:value-type="string" office:string-value="Rear ARB" calcext:value-type="string">
            <text:p>Rear ARB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Front Aero</text:p>
          </table:table-cell>
          <table:table-cell table:style-name="ce9" office:value-type="float" office:value="75" calcext:value-type="float">
            <text:p>75</text:p>
          </table:table-cell>
          <table:table-cell/>
          <table:table-cell office:value-type="string" calcext:value-type="string">
            <text:p>Rear Camber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string" calcext:value-type="string">
            <text:p>Rear Springs</text:p>
          </table:table-cell>
          <table:table-cell table:style-name="ce3" table:formula="of:=+([.$B$4] * ((100 - [.$B$5])/100)) / 64 * 31.193" office:value-type="float" office:value="534.95995" calcext:value-type="float">
            <text:p>535.0</text:p>
          </table:table-cell>
          <table:table-cell/>
        </table:table-row>
        <table:table-row table:style-name="ro2" table:number-rows-repeated="2">
          <table:table-cell table:style-name="ce7"/>
          <table:table-cell table:number-columns-repeated="8"/>
        </table:table-row>
        <table:table-row table:style-name="ro3">
          <table:table-cell table:style-name="ce5" office:value-type="string" calcext:value-type="string">
            <text:p>Power to Weight Ratio</text:p>
          </table:table-cell>
          <table:table-cell table:style-name="ce8"/>
          <table:table-cell/>
          <table:table-cell office:value-type="string" calcext:value-type="string">
            <text:p>Front T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 Rebound</text:p>
          </table:table-cell>
          <table:table-cell table:style-name="ce3" table:formula="of:=+(LOG(0.667; 2.718281828459) * [.$B$4] * ([.$B$5]/100)) / 32 / 1.5 * -1" office:value-type="float" office:value="9.63817254698318" calcext:value-type="float">
            <text:p>9.6</text:p>
          </table:table-cell>
          <table:table-cell table:formula="of:=+(LOG(0.667; 2.718281828459))" office:value-type="float" office:value="-0.40496523306652" calcext:value-type="float">
            <text:p>-0.40496523306652</text:p>
          </table:table-cell>
        </table:table-row>
        <table:table-row table:style-name="ro2">
          <table:table-cell table:style-name="ce6" office:value-type="string" calcext:value-type="string">
            <text:p>Power(hp)</text:p>
          </table:table-cell>
          <table:table-cell table:style-name="ce9" office:value-type="float" office:value="325" calcext:value-type="float">
            <text:p>325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HP per ton</text:p>
          </table:table-cell>
          <table:table-cell table:style-name="ce10" table:formula="of:=+[.B12]/([.B4]/2240)" office:value-type="float" office:value="325" calcext:value-type="float">
            <text:p>325.00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ar To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ar Rebound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Front Cast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nt Bump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Front ARB</text:p>
          </table:table-cell>
          <table:table-cell table:style-name="ce1" table:formula="of:=+IF([.$B$5] &lt;= 50; [.$B$7];  POWER(([.$B$5]/(100-[.$B$5])); -2) * [.$B$7])" office:value-type="float" office:value="18.4621299500192" calcext:value-type="float">
            <text:p>18.46</text:p>
          </table:table-cell>
          <table:table-cell/>
          <table:table-cell office:value-type="string" calcext:value-type="string">
            <text:p>Rear Bump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ear ARB</text:p>
          </table:table-cell>
          <table:table-cell table:style-name="ce1" table:formula="of:=+IF([.$B$5] &lt; 50; ([.$B$5]/(100 - [.$B$5])) * [.$B$7]; [.$B$7] )" office:value-type="float" office:value="20" calcext:value-type="float">
            <text:p>20.00</text:p>
          </table:table-cell>
          <table:table-cell table:style-name="ce2"/>
          <table:table-cell office:value-type="string" calcext:value-type="string">
            <text:p>Front Aero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Rear Aer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 style:data-style-name="N2" text:time-value="19:08:10.76199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11:12.970650533</meta:creation-date>
    <dc:date>2021-03-22T20:30:44.818582672</dc:date>
    <meta:editing-duration>PT1H13M13S</meta:editing-duration>
    <meta:editing-cycles>5</meta:editing-cycles>
    <meta:generator>LibreOffice/6.0.7.3$Linux_X86_64 LibreOffice_project/00m0$Build-3</meta:generator>
    <meta:document-statistic meta:table-count="1" meta:cell-count="42" meta:object-count="0"/>
  </office:meta>
</office:document-meta>
</file>